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1000002A75E08E963.jpg" manifest:media-type="image/jpeg"/>
  <manifest:file-entry manifest:full-path="Pictures/10000200000001DC00000227954EB93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de" svg:font-family="Code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 style:master-page-name="Standard">
      <style:table-properties style:width="16.282cm" fo:margin-left="-0.208cm" style:page-number="auto" table:align="left" style:writing-mode="lr-tb"/>
    </style:style>
    <style:style style:name="Tabla1.A" style:family="table-column">
      <style:table-column-properties style:column-width="13.192cm"/>
    </style:style>
    <style:style style:name="Tabla1.B" style:family="table-column">
      <style:table-column-properties style:column-width="3.09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a1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fo:language="ca" fo:country="ES" style:font-size-asian="12pt"/>
    </style:style>
    <style:style style:name="P2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fo:language="ca" fo:country="ES" fo:font-weight="bold" style:font-size-asian="12pt" style:font-weight-asian="bold"/>
    </style:style>
    <style:style style:name="P3" style:family="paragraph" style:parent-style-name="Header">
      <style:text-properties fo:language="ca" fo:country="ES" officeooo:rsid="00134a3e" officeooo:paragraph-rsid="00134a3e"/>
    </style:style>
    <style:style style:name="P4" style:family="paragraph" style:parent-style-name="Header">
      <style:paragraph-properties style:snap-to-layout-grid="false">
        <style:tab-stops/>
      </style:paragraph-properties>
      <style:text-properties fo:font-size="8pt" fo:language="ca" fo:country="ES" fo:font-style="italic" style:font-size-asian="8pt" style:font-style-asian="italic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  <style:text-properties fo:font-size="8pt" fo:language="ca" fo:country="ES" fo:font-style="italic" style:font-size-asian="8pt" style:font-style-asian="italic" style:font-size-complex="8pt"/>
    </style:style>
    <style:style style:name="P6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7" style:family="paragraph" style:parent-style-name="Footnote">
      <style:text-properties fo:language="ca" fo:country="ES"/>
    </style:style>
    <style:style style:name="P8" style:family="paragraph" style:parent-style-name="Standard">
      <style:text-properties fo:language="ca" fo:country="ES"/>
    </style:style>
    <style:style style:name="P9" style:family="paragraph" style:parent-style-name="Standard">
      <style:text-properties fo:language="ca" fo:country="ES" style:language-asian="zh" style:country-asian="CN" style:language-complex="ar" style:country-complex="SA"/>
    </style:style>
    <style:style style:name="P10" style:family="paragraph" style:parent-style-name="Standard">
      <style:paragraph-properties fo:text-align="justify" style:justify-single-word="false"/>
      <style:text-properties fo:language="ca" fo:country="ES" style:language-asian="zh" style:country-asian="CN" style:language-complex="ar" style:country-complex="SA"/>
    </style:style>
    <style:style style:name="P11" style:family="paragraph" style:parent-style-name="Standard">
      <style:text-properties fo:language="ca" fo:country="ES" officeooo:rsid="00134a3e" officeooo:paragraph-rsid="001ba94d" style:language-asian="zh" style:country-asian="CN" style:language-complex="ar" style:country-complex="SA"/>
    </style:style>
    <style:style style:name="P12" style:family="paragraph" style:parent-style-name="Standard">
      <style:text-properties fo:language="ca" fo:country="ES" officeooo:rsid="00134a3e" officeooo:paragraph-rsid="00134a3e" style:language-asian="zh" style:country-asian="CN" style:language-complex="ar" style:country-complex="SA"/>
    </style:style>
    <style:style style:name="P13" style:family="paragraph" style:parent-style-name="Standard">
      <style:text-properties fo:language="ca" fo:country="ES" officeooo:rsid="00134a3e" officeooo:paragraph-rsid="002966b6" style:language-asian="zh" style:country-asian="CN" style:language-complex="ar" style:country-complex="SA"/>
    </style:style>
    <style:style style:name="P14" style:family="paragraph" style:parent-style-name="Standard">
      <style:text-properties fo:language="ca" fo:country="ES" officeooo:rsid="00134a3e" officeooo:paragraph-rsid="00260d7e" style:language-asian="zh" style:country-asian="CN" style:language-complex="ar" style:country-complex="SA"/>
    </style:style>
    <style:style style:name="P15" style:family="paragraph" style:parent-style-name="Standard">
      <style:text-properties fo:language="ca" fo:country="ES" officeooo:paragraph-rsid="0012bb32" style:language-asian="zh" style:country-asian="CN" style:language-complex="ar" style:country-complex="SA"/>
    </style:style>
    <style:style style:name="P16" style:family="paragraph" style:parent-style-name="Standard">
      <style:text-properties fo:language="ca" fo:country="ES" officeooo:rsid="0012bb32" officeooo:paragraph-rsid="0012bb32" style:language-asian="zh" style:country-asian="CN" style:language-complex="ar" style:country-complex="SA"/>
    </style:style>
    <style:style style:name="P17" style:family="paragraph" style:parent-style-name="Standard">
      <style:text-properties fo:language="ca" fo:country="ES" officeooo:paragraph-rsid="00260d7e" style:language-asian="zh" style:country-asian="CN" style:language-complex="ar" style:country-complex="SA"/>
    </style:style>
    <style:style style:name="P18" style:family="paragraph" style:parent-style-name="Standard">
      <style:text-properties fo:language="ca" fo:country="ES" officeooo:rsid="00289fd3" officeooo:paragraph-rsid="00289fd3" style:language-asian="zh" style:country-asian="CN" style:language-complex="ar" style:country-complex="SA"/>
    </style:style>
    <style:style style:name="P19" style:family="paragraph" style:parent-style-name="Standard">
      <style:text-properties style:use-window-font-color="true" style:font-name="Arial" fo:font-size="11pt" fo:language="ca" fo:country="ES" fo:font-style="normal" officeooo:rsid="00134a3e" officeooo:paragraph-rsid="00134a3e" fo:background-color="transparent" style:font-size-asian="11pt" style:language-asian="zh" style:country-asian="CN" style:font-style-asian="normal" style:font-size-complex="11pt" style:language-complex="ar" style:country-complex="SA" style:font-style-complex="normal"/>
    </style:style>
    <style:style style:name="P20" style:family="paragraph" style:parent-style-name="Standard">
      <style:text-properties fo:color="#0000ff" fo:language="ca" fo:country="ES" officeooo:rsid="0012bb32" officeooo:paragraph-rsid="0012bb32" style:language-asian="zh" style:country-asian="CN" style:language-complex="ar" style:country-complex="SA"/>
    </style:style>
    <style:style style:name="P21" style:family="paragraph" style:parent-style-name="Standard">
      <style:paragraph-properties fo:text-align="center" style:justify-single-word="false"/>
      <style:text-properties fo:font-size="14pt" fo:language="ca" fo:country="ES" officeooo:rsid="00134a3e" officeooo:paragraph-rsid="0023e564" style:font-size-asian="14pt" style:language-asian="zh" style:country-asian="CN" style:font-size-complex="14pt" style:language-complex="ar" style:country-complex="SA"/>
    </style:style>
    <style:style style:name="P22" style:family="paragraph" style:parent-style-name="Standard">
      <style:paragraph-properties fo:margin-left="1.249cm" fo:margin-right="0cm" fo:text-indent="0cm" style:auto-text-indent="false"/>
      <style:text-properties fo:color="#0000ff" style:font-name="Code" fo:font-size="10pt" fo:language="ca" fo:country="ES" fo:font-style="normal" officeooo:rsid="00134a3e" officeooo:paragraph-rsid="00134a3e" fo:background-color="transparent" style:font-size-asian="10pt" style:language-asian="zh" style:country-asian="CN" style:font-style-asian="normal" style:font-size-complex="10pt" style:language-complex="ar" style:country-complex="SA" style:font-style-complex="normal"/>
    </style:style>
    <style:style style:name="P23" style:family="paragraph" style:parent-style-name="Standard">
      <style:paragraph-properties fo:margin-left="1.249cm" fo:margin-right="0cm" fo:text-indent="0cm" style:auto-text-indent="false"/>
      <style:text-properties fo:color="#0000ff" style:font-name="Code" fo:font-size="10pt" fo:language="ca" fo:country="ES" officeooo:rsid="0012bb32" officeooo:paragraph-rsid="0012bb32" style:font-size-asian="10pt" style:language-asian="zh" style:country-asian="CN" style:font-size-complex="10pt" style:language-complex="ar" style:country-complex="SA"/>
    </style:style>
    <style:style style:name="P24" style:family="paragraph" style:parent-style-name="Standard">
      <style:paragraph-properties fo:margin-left="1.249cm" fo:margin-right="0cm" fo:text-indent="0cm" style:auto-text-indent="false"/>
      <style:text-properties fo:color="#0000ff" style:font-name="Arial" fo:font-size="11pt" fo:language="ca" fo:country="ES" fo:font-style="normal" officeooo:rsid="00134a3e" officeooo:paragraph-rsid="00134a3e" fo:background-color="transparent" style:font-size-asian="11pt" style:language-asian="zh" style:country-asian="CN" style:font-style-asian="normal" style:font-size-complex="11pt" style:language-complex="ar" style:country-complex="SA" style:font-style-complex="normal"/>
    </style:style>
    <style:style style:name="P25" style:family="paragraph" style:parent-style-name="Standard">
      <style:paragraph-properties fo:margin-left="1.249cm" fo:margin-right="0cm" fo:text-indent="0cm" style:auto-text-indent="false"/>
      <style:text-properties fo:color="#0000ff" fo:language="ca" fo:country="ES" officeooo:rsid="00134a3e" officeooo:paragraph-rsid="00134a3e" style:language-asian="zh" style:country-asian="CN" style:language-complex="ar" style:country-complex="SA"/>
    </style:style>
    <style:style style:name="P26" style:family="paragraph" style:parent-style-name="Standard">
      <style:paragraph-properties fo:margin-left="1.249cm" fo:margin-right="0cm" fo:text-indent="0cm" style:auto-text-indent="false"/>
      <style:text-properties style:use-window-font-color="true" style:font-name="Arial" fo:font-size="11pt" fo:language="ca" fo:country="ES" fo:font-style="normal" officeooo:rsid="00134a3e" officeooo:paragraph-rsid="00134a3e" fo:background-color="transparent" style:font-size-asian="11pt" style:language-asian="zh" style:country-asian="CN" style:font-style-asian="normal" style:font-size-complex="11pt" style:language-complex="ar" style:country-complex="SA" style:font-style-complex="normal"/>
    </style:style>
    <style:style style:name="P27" style:family="paragraph" style:parent-style-name="Standard">
      <style:paragraph-properties fo:margin-left="1.249cm" fo:margin-right="0cm" fo:text-indent="0cm" style:auto-text-indent="false"/>
      <style:text-properties style:use-window-font-color="true" fo:language="ca" fo:country="ES" officeooo:rsid="00134a3e" officeooo:paragraph-rsid="00134a3e" style:language-asian="zh" style:country-asian="CN" style:language-complex="ar" style:country-complex="SA"/>
    </style:style>
    <style:style style:name="P28" style:family="paragraph" style:parent-style-name="Standard">
      <style:paragraph-properties fo:margin-left="1.249cm" fo:margin-right="0cm" fo:text-indent="0cm" style:auto-text-indent="false"/>
      <style:text-properties style:font-name="Code" fo:font-size="10pt" fo:language="ca" fo:country="ES" officeooo:rsid="0012bb32" officeooo:paragraph-rsid="0012bb32" style:font-size-asian="10pt" style:language-asian="zh" style:country-asian="CN" style:font-size-complex="10pt" style:language-complex="ar" style:country-complex="SA"/>
    </style:style>
    <style:style style:name="P29" style:family="paragraph" style:parent-style-name="Standard">
      <style:paragraph-properties fo:margin-left="1.249cm" fo:margin-right="0cm" fo:text-indent="0cm" style:auto-text-indent="false" fo:background-color="transparent">
        <style:background-image/>
      </style:paragraph-properties>
      <style:text-properties fo:color="#0000ff" style:font-name="Arial" fo:font-size="11pt" fo:language="ca" fo:country="ES" officeooo:rsid="0012bb32" officeooo:paragraph-rsid="0012bb32" fo:background-color="transparent" style:font-size-asian="11pt" style:language-asian="zh" style:country-asian="CN" style:font-size-complex="11pt" style:language-complex="ar" style:country-complex="SA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language="ca" fo:country="ES" fo:font-style="normal" officeooo:rsid="001a341d" officeooo:paragraph-rsid="001a341d" fo:background-color="transparent" style:font-size-asian="11pt" style:language-asian="zh" style:country-asian="CN" style:font-style-asian="normal" style:font-size-complex="11pt" style:language-complex="ar" style:country-complex="SA" style:font-style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language="ca" fo:country="ES" fo:font-style="normal" fo:font-weight="normal" officeooo:rsid="001971e5" officeooo:paragraph-rsid="0017ec44" fo:background-color="transparent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language="ca" fo:country="ES" fo:font-style="normal" fo:font-weight="normal" officeooo:rsid="0017ec44" officeooo:paragraph-rsid="0017ec44" fo:background-color="transparent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language="ca" fo:country="ES" officeooo:rsid="0012bb32" officeooo:paragraph-rsid="0012bb32" fo:background-color="transparent" style:font-size-asian="11pt" style:language-asian="zh" style:country-asian="CN" style:font-size-complex="11pt" style:language-complex="ar" style:country-complex="SA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use-window-font-color="true" fo:language="ca" fo:country="ES" officeooo:rsid="00134a3e" officeooo:paragraph-rsid="001ba94d" style:language-asian="zh" style:country-asian="CN" style:language-complex="ar" style:country-complex="SA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use-window-font-color="true" fo:language="ca" fo:country="ES" officeooo:rsid="00134a3e" officeooo:paragraph-rsid="001a341d" style:language-asian="zh" style:country-asian="CN" style:language-complex="ar" style:country-complex="SA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use-window-font-color="true" fo:language="ca" fo:country="ES" officeooo:rsid="00134a3e" officeooo:paragraph-rsid="00134a3e" style:language-asian="zh" style:country-asian="CN" style:language-complex="ar" style:country-complex="SA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use-window-font-color="true" fo:language="ca" fo:country="ES" officeooo:rsid="00134a3e" officeooo:paragraph-rsid="00136284" style:language-asian="zh" style:country-asian="CN" style:language-complex="ar" style:country-complex="SA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use-window-font-color="true" fo:language="ca" fo:country="ES" officeooo:rsid="00134a3e" officeooo:paragraph-rsid="00162b0b" style:language-asian="zh" style:country-asian="CN" style:language-complex="ar" style:country-complex="SA"/>
    </style:style>
    <style:style style:name="P39" style:family="paragraph" style:parent-style-name="Standard">
      <style:paragraph-properties fo:margin-left="0cm" fo:margin-right="0cm" fo:text-indent="0cm" style:auto-text-indent="false"/>
      <style:text-properties style:use-window-font-color="true" fo:language="ca" fo:country="ES" officeooo:rsid="00134a3e" officeooo:paragraph-rsid="0017ec44" style:language-asian="zh" style:country-asian="CN" style:language-complex="ar" style:country-complex="SA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use-window-font-color="true" fo:language="ca" fo:country="ES" officeooo:rsid="00134a3e" officeooo:paragraph-rsid="00260d7e" style:language-asian="zh" style:country-asian="CN" style:language-complex="ar" style:country-complex="SA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use-window-font-color="true" fo:language="ca" fo:country="ES" officeooo:rsid="00162b0b" officeooo:paragraph-rsid="00162b0b" style:language-asian="zh" style:country-asian="CN" style:language-complex="ar" style:country-complex="SA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use-window-font-color="true" fo:language="ca" fo:country="ES" officeooo:rsid="001ba94d" officeooo:paragraph-rsid="001ba94d" style:language-asian="zh" style:country-asian="CN" style:language-complex="ar" style:country-complex="SA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Arial" fo:font-size="11pt" fo:language="ca" fo:country="ES" officeooo:rsid="0012bb32" officeooo:paragraph-rsid="0012bb32" style:font-size-asian="11pt" style:language-asian="zh" style:country-asian="CN" style:font-size-complex="11pt" style:language-complex="ar" style:country-complex="SA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color="#0000ff" style:font-name="Arial" fo:font-size="11pt" fo:language="ca" fo:country="ES" officeooo:rsid="0012bb32" officeooo:paragraph-rsid="0012bb32" style:font-size-asian="11pt" style:language-asian="zh" style:country-asian="CN" style:font-size-complex="11pt" style:language-complex="ar" style:country-complex="SA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language="ca" fo:country="ES" officeooo:rsid="00134a3e" officeooo:paragraph-rsid="0017ec44" style:language-asian="zh" style:country-asian="CN" style:language-complex="ar" style:country-complex="SA"/>
    </style:style>
    <style:style style:name="P4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Arial" fo:font-size="11pt" fo:language="ca" fo:country="ES" officeooo:rsid="0012bb32" officeooo:paragraph-rsid="0012bb32" fo:background-color="transparent" style:font-size-asian="11pt" style:language-asian="zh" style:country-asian="CN" style:font-size-complex="11pt" style:language-complex="ar" style:country-complex="SA"/>
    </style:style>
    <style:style style:name="P47" style:family="paragraph" style:parent-style-name="Standard">
      <style:paragraph-properties fo:margin-left="0cm" fo:margin-right="0cm" fo:text-indent="0cm" style:auto-text-indent="false" fo:padding="0.074cm" fo:border-left="none" fo:border-right="none" fo:border-top="none" fo:border-bottom="0.06pt solid #000000" style:join-border="false"/>
      <style:text-properties style:use-window-font-color="true" fo:language="ca" fo:country="ES" officeooo:rsid="00134a3e" officeooo:paragraph-rsid="0017ec44" style:language-asian="zh" style:country-asian="CN" style:language-complex="ar" style:country-complex="SA"/>
    </style:style>
    <style:style style:name="P48" style:family="paragraph" style:parent-style-name="Standard">
      <style:paragraph-properties fo:margin-left="0cm" fo:margin-right="0cm" fo:text-indent="0cm" style:auto-text-indent="false" fo:padding="0.074cm" fo:border-left="none" fo:border-right="none" fo:border-top="none" fo:border-bottom="0.06pt solid #000000" style:join-border="false"/>
      <style:text-properties style:use-window-font-color="true" fo:language="ca" fo:country="ES" officeooo:rsid="00134a3e" officeooo:paragraph-rsid="001ba94d" style:language-asian="zh" style:country-asian="CN" style:language-complex="ar" style:country-complex="SA"/>
    </style:style>
    <style:style style:name="P49" style:family="paragraph" style:parent-style-name="Standard">
      <style:paragraph-properties fo:background-color="transparent">
        <style:background-image/>
      </style:paragraph-properties>
      <style:text-properties fo:language="ca" fo:country="ES" officeooo:rsid="0012bb32" officeooo:paragraph-rsid="0012bb32" style:language-asian="zh" style:country-asian="CN" style:language-complex="ar" style:country-complex="SA"/>
    </style:style>
    <style:style style:name="P50" style:family="paragraph" style:parent-style-name="Standard">
      <style:paragraph-properties fo:margin-top="0.176cm" fo:margin-bottom="0.176cm" style:contextual-spacing="false" fo:text-align="justify" style:justify-single-word="false" style:snap-to-layout-grid="false"/>
      <style:text-properties fo:language="ca" fo:country="ES" style:language-asian="zh" style:country-asian="CN" style:language-complex="ar" style:country-complex="SA"/>
    </style:style>
    <style:style style:name="P51" style:family="paragraph" style:parent-style-name="Standard">
      <style:paragraph-properties fo:text-align="justify" style:justify-single-word="false" fo:padding-left="0cm" fo:padding-right="0cm" fo:padding-top="0.035cm" fo:padding-bottom="0.035cm" fo:border-left="none" fo:border-right="none" fo:border-top="0.51pt solid #000000" fo:border-bottom="0.51pt solid #000000"/>
      <style:text-properties fo:language="ca" fo:country="ES" style:language-asian="zh" style:country-asian="CN" style:language-complex="ar" style:country-complex="SA"/>
    </style:style>
    <style:style style:name="P52" style:family="paragraph" style:parent-style-name="Standard">
      <style:paragraph-properties fo:text-align="justify" style:justify-single-word="false" fo:padding-left="0cm" fo:padding-right="0cm" fo:padding-top="0.035cm" fo:padding-bottom="0.035cm" fo:border-left="none" fo:border-right="none" fo:border-top="0.51pt solid #000000" fo:border-bottom="0.51pt solid #000000"/>
      <style:text-properties fo:language="ca" fo:country="ES" fo:font-style="italic" style:language-asian="zh" style:country-asian="CN" style:font-style-asian="italic" style:language-complex="ar" style:country-complex="SA" style:font-style-complex="italic"/>
    </style:style>
    <style:style style:name="P53" style:family="paragraph" style:parent-style-name="Standard" style:list-style-name="L1">
      <style:text-properties fo:language="ca" fo:country="ES" officeooo:rsid="00134a3e" officeooo:paragraph-rsid="001ba94d" style:language-asian="zh" style:country-asian="CN" style:language-complex="ar" style:country-complex="SA"/>
    </style:style>
    <style:style style:name="P54" style:family="paragraph" style:parent-style-name="Standard" style:list-style-name="L1">
      <style:text-properties fo:language="ca" fo:country="ES" officeooo:rsid="00134a3e" officeooo:paragraph-rsid="002966b6" style:language-asian="zh" style:country-asian="CN" style:language-complex="ar" style:country-complex="SA"/>
    </style:style>
    <style:style style:name="P55" style:family="paragraph" style:parent-style-name="Standard" style:list-style-name="L1">
      <style:text-properties fo:language="ca" fo:country="ES" officeooo:rsid="00243f43" officeooo:paragraph-rsid="00243f43" style:language-asian="zh" style:country-asian="CN" style:language-complex="ar" style:country-complex="SA"/>
    </style:style>
    <style:style style:name="T1" style:family="text">
      <style:text-properties officeooo:rsid="00106460"/>
    </style:style>
    <style:style style:name="T2" style:family="text">
      <style:text-properties officeooo:rsid="0019c0fd"/>
    </style:style>
    <style:style style:name="T3" style:family="text">
      <style:text-properties fo:font-size="8pt" fo:language="ca" fo:country="ES" fo:font-style="italic" style:font-size-asian="8pt" style:font-style-asian="italic" style:font-size-complex="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officeooo:rsid="001d8dfa" style:font-style-asian="italic" style:font-style-complex="italic"/>
    </style:style>
    <style:style style:name="T7" style:family="text">
      <style:text-properties officeooo:rsid="001157f9"/>
    </style:style>
    <style:style style:name="T8" style:family="text">
      <style:text-properties style:use-window-font-color="true" style:font-name="Arial" fo:font-size="11pt" fo:font-style="normal" fo:background-color="transparent" loext:char-shading-value="0" style:font-size-asian="11pt" style:font-style-asian="normal" style:font-size-complex="11pt" style:font-style-complex="normal"/>
    </style:style>
    <style:style style:name="T9" style:family="text">
      <style:text-properties style:use-window-font-color="true" style:font-name="Arial" fo:font-size="11pt" fo:font-style="normal" officeooo:rsid="00260d7e" fo:background-color="transparent" loext:char-shading-value="0" style:font-size-asian="11pt" style:font-style-asian="normal" style:font-size-complex="11pt" style:font-style-complex="normal"/>
    </style:style>
    <style:style style:name="T10" style:family="text">
      <style:text-properties style:use-window-font-color="true" style:font-name="Arial" fo:font-size="11pt" fo:font-style="normal" fo:font-weight="bold" officeooo:rsid="00260d7e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style:use-window-font-color="true" style:font-name="Arial" fo:font-size="12pt" fo:font-style="normal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style:use-window-font-color="true" style:font-name="Arial" fo:font-size="9pt" fo:font-style="italic" fo:font-weight="normal" officeooo:rsid="001a341d" fo:background-color="transparent" loext:char-shading-value="0" style:font-size-asian="9pt" style:font-style-asian="italic" style:font-weight-asian="normal" style:font-size-complex="9pt" style:font-style-complex="italic" style:font-weight-complex="normal"/>
    </style:style>
    <style:style style:name="T13" style:family="text">
      <style:text-properties officeooo:rsid="00134a3e"/>
    </style:style>
    <style:style style:name="T14" style:family="text">
      <style:text-properties fo:font-size="12pt" fo:font-weight="bold" officeooo:rsid="00134a3e" style:font-size-asian="12pt" style:font-weight-asian="bold" style:font-size-complex="12pt" style:font-weight-complex="bold"/>
    </style:style>
    <style:style style:name="T15" style:family="text">
      <style:text-properties style:font-name="Arial" fo:font-size="11pt" fo:font-style="normal" fo:background-color="transparent" loext:char-shading-value="0" style:font-size-asian="11pt" style:font-style-asian="normal" style:font-size-complex="11pt" style:font-style-complex="normal"/>
    </style:style>
    <style:style style:name="T16" style:family="text">
      <style:text-properties style:font-name="Arial" fo:font-size="11pt" fo:font-style="normal" officeooo:rsid="00136284" fo:background-color="transparent" loext:char-shading-value="0" style:font-size-asian="11pt" style:font-style-asian="normal" style:font-size-complex="11pt" style:font-style-complex="normal"/>
    </style:style>
    <style:style style:name="T17" style:family="text">
      <style:text-properties style:font-name="Arial" fo:font-size="11pt" fo:font-style="normal" officeooo:rsid="00143e02" fo:background-color="transparent" loext:char-shading-value="0" style:font-size-asian="11pt" style:font-style-asian="normal" style:font-size-complex="11pt" style:font-style-complex="normal"/>
    </style:style>
    <style:style style:name="T18" style:family="text">
      <style:text-properties style:font-name="Arial" fo:font-size="11pt" fo:font-style="normal" officeooo:rsid="0019c0fd" fo:background-color="transparent" loext:char-shading-value="0" style:font-size-asian="11pt" style:font-style-asian="normal" style:font-size-complex="11pt" style:font-style-complex="normal"/>
    </style:style>
    <style:style style:name="T19" style:family="text">
      <style:text-properties style:font-name="Arial" fo:font-size="11pt" fo:font-style="normal" officeooo:rsid="001a341d" fo:background-color="transparent" loext:char-shading-value="0" style:font-size-asian="11pt" style:font-style-asian="normal" style:font-size-complex="11pt" style:font-style-complex="normal"/>
    </style:style>
    <style:style style:name="T20" style:family="text">
      <style:text-properties style:font-name="Arial" fo:font-size="11pt" fo:font-style="normal" officeooo:rsid="00260d7e" fo:background-color="transparent" loext:char-shading-value="0" style:font-size-asian="11pt" style:font-style-asian="normal" style:font-size-complex="11pt" style:font-style-complex="normal"/>
    </style:style>
    <style:style style:name="T21" style:family="text">
      <style:text-properties style:font-name="Arial" fo:font-size="11pt" fo:font-style="normal" fo:font-weight="bold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22" style:family="text">
      <style:text-properties style:font-name="Arial" fo:font-size="11pt" fo:font-style="normal" fo:font-weight="bold" officeooo:rsid="00260d7e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style:font-name="Arial" fo:font-size="11pt" fo:font-style="normal" fo:font-weight="normal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style:font-name="Arial" fo:font-size="11pt" fo:font-style="normal" fo:font-weight="normal" officeooo:rsid="00136284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style:font-name="Arial" fo:font-size="11pt" fo:font-style="normal" fo:font-weight="normal" officeooo:rsid="0017ec44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style:font-name="Arial" fo:font-size="11pt" fo:font-style="normal" fo:font-weight="normal" officeooo:rsid="001971e5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style:font-name="Arial" fo:font-size="11pt" fo:font-style="normal" fo:font-weight="normal" officeooo:rsid="0019c0fd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style:font-name="Arial" fo:font-size="11pt" fo:font-style="normal" fo:font-weight="normal" officeooo:rsid="001a341d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style:font-name="Arial" fo:font-size="11pt" fo:font-style="normal" fo:font-weight="normal" officeooo:rsid="00221bec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30" style:family="text">
      <style:text-properties style:font-name="Arial" fo:font-size="11pt" fo:font-style="normal" fo:font-weight="normal" officeooo:rsid="00260d7e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31" style:family="text">
      <style:text-properties style:font-name="Arial" fo:font-size="11pt" fo:font-style="normal" fo:font-weight="normal" officeooo:rsid="00289fd3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32" style:family="text">
      <style:text-properties style:font-name="Arial" fo:font-size="12pt" fo:font-style="normal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style:font-name="Arial" fo:font-size="12pt" fo:font-style="normal" fo:font-weight="bold" officeooo:rsid="0017ec44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style:font-name="Arial" fo:font-size="9pt" fo:font-style="italic" fo:font-weight="normal" officeooo:rsid="001a341d" fo:background-color="transparent" loext:char-shading-value="0" style:font-size-asian="9pt" style:font-style-asian="italic" style:font-weight-asian="normal" style:font-size-complex="9pt" style:font-style-complex="italic" style:font-weight-complex="normal"/>
    </style:style>
    <style:style style:name="T35" style:family="text">
      <style:text-properties fo:font-size="9pt" fo:font-style="italic" fo:font-weight="normal" officeooo:rsid="001a341d" style:font-size-asian="9pt" style:font-style-asian="italic" style:font-weight-asian="normal" style:font-size-complex="9pt" style:font-style-complex="italic" style:font-weight-complex="normal"/>
    </style:style>
    <style:style style:name="T36" style:family="text">
      <style:text-properties officeooo:rsid="001d8dfa"/>
    </style:style>
    <style:style style:name="T37" style:family="text">
      <style:text-properties fo:color="#0000ff" fo:font-style="italic" officeooo:rsid="001d8dfa" style:font-style-asian="italic" style:font-style-complex="italic"/>
    </style:style>
    <style:style style:name="T38" style:family="text">
      <style:text-properties fo:color="#0000ff" fo:font-style="italic" officeooo:rsid="0023e564" style:font-style-asian="italic" style:font-style-complex="italic"/>
    </style:style>
    <style:style style:name="T39" style:family="text">
      <style:text-properties officeooo:rsid="0023e56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23e564" style:font-weight-asian="bold" style:font-weight-complex="bold"/>
    </style:style>
    <style:style style:name="T42" style:family="text">
      <style:text-properties fo:font-weight="bold" officeooo:rsid="00134a3e" style:font-weight-asian="bold" style:font-weight-complex="bold"/>
    </style:style>
    <style:style style:name="T43" style:family="text">
      <style:text-properties officeooo:rsid="002af99a"/>
    </style:style>
    <style:style style:name="fr1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1.268cm, 2.307cm, 0.958cm, 1.427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0">Nom: </text:p>
          </table:table-cell>
          <table:table-cell table:style-name="Tabla1.B1" table:number-rows-spanned="2" office:value-type="string">
            <text:p text:style-name="P50">Nota:</text:p>
          </table:table-cell>
        </table:table-row>
        <table:table-row table:style-name="Tabla1.1">
          <table:table-cell table:style-name="Tabla1.A2" office:value-type="string">
            <text:p text:style-name="P50">Data: <text:span text:style-name="T43">3/3/2015</text:span></text:p>
          </table:table-cell>
          <table:covered-table-cell/>
        </table:table-row>
      </table:table>
      <text:p text:style-name="P10"/>
      <text:p text:style-name="P51"><text:span text:style-name="T5">INDICACI</text:span><text:span text:style-name="T6">O</text:span><text:span text:style-name="T5">NS</text:span><text:span text:style-name="T4">:</text:span></text:p>
      <text:p text:style-name="P52"/>
      <text:p text:style-name="P9"/>
      <text:p text:style-name="P49">NOTA: </text:p>
      <text:p text:style-name="P49">- <text:span text:style-name="T36">Fes tot l'examen al fitxer </text:span><text:span text:style-name="T37">ruleta.c</text:span></text:p>
      <text:p text:style-name="P49">- Tabula <text:span text:style-name="T13">i</text:span> comenta correctament el codi, si no està ben feta baixarà punts.</text:p>
      <text:p text:style-name="P46">- Comenta le<text:span text:style-name="T13">s</text:span> capçaleres de les funcions explicant com funcionen.</text:p>
      <text:p text:style-name="P46">Per exemple:</text:p>
      <text:p text:style-name="P29">/**</text:p>
      <text:p text:style-name="P29"><text:s/>* Funció Exemple: Descripció de la funció</text:p>
      <text:p text:style-name="P29"><text:s/>*</text:p>
      <text:p text:style-name="P29"><text:s/>* @paràmetre x: nº sencer que és …. </text:p>
      <text:p text:style-name="P29"><text:s/>* @paràmetre y: nº real que és ….</text:p>
      <text:p text:style-name="P29"><text:s/>*</text:p>
      <text:p text:style-name="P29"><text:s/>* <text:s/>@return: retorna un número sencer</text:p>
      <text:p text:style-name="P29"><text:s/>*/</text:p>
      <text:p text:style-name="P48"/>
      <text:p text:style-name="P34"/>
      <text:p text:style-name="P21"><text:span text:style-name="T41">El </text:span><text:span text:style-name="T40">Joc de la Ruleta</text:span></text:p>
      <text:p text:style-name="P11"/>
      <text:p text:style-name="P11">Anem a dissenyar les funcions per fer un programa que ens faci el <text:span text:style-name="T39">joc de la Ruleta</text:span>.</text:p>
      <text:p text:style-name="P11"/>
      <text:list xml:id="list9153638424420906346" text:style-name="L1">
        <text:list-item>
          <text:p text:style-name="P53">S'in<text:span text:style-name="T39">i</text:span>ciarà la partida amb 100 <text:span text:style-name="T2">punts</text:span> .</text:p>
          <text:p text:style-name="P53"/>
        </text:list-item>
        <text:list-item>
          <text:p text:style-name="P53">Els números de la ruleta van del 0 al 36</text:p>
          <text:p text:style-name="P53"/>
        </text:list-item>
        <text:list-item>
          <text:p text:style-name="P53">Els números de la ruleta sortiran aleatoris</text:p>
          <text:p text:style-name="P53"/>
        </text:list-item>
        <text:list-item>
          <text:p text:style-name="P54">Aposta fixa de 50 <text:s/><text:span text:style-name="T2">punts</text:span></text:p>
        </text:list-item>
      </text:list>
      <text:p text:style-name="P13"/>
      <text:list xml:id="list83554819151395" text:continue-numbering="true" text:style-name="L1">
        <text:list-item>
          <text:p text:style-name="P54">Pots apostar pel PARELL, SENAR o per un número en concret.</text:p>
          <text:p text:style-name="P53"/>
        </text:list-item>
        <text:list-item>
          <text:p text:style-name="P53">Si encertes PARELL o SENAR <text:s/>es multiplicarà per 2 l'aposta i si encertes el número sencer, per 36.</text:p>
          <text:p text:style-name="P53"/>
        </text:list-item>
        <text:list-item>
          <text:p text:style-name="P55">Si surt el 0 la banca es queda amb tots els punts, acaba la partida.</text:p>
          <text:p text:style-name="P53"/>
        </text:list-item>
        <text:list-item>
          <text:p text:style-name="P53">Sortiràs del programa quan el teu saldo sigui inferior a 50 <text:s/><text:span text:style-name="T2">punts</text:span></text:p>
        </text:list-item>
      </text:list>
      <text:p text:style-name="P11"/>
      <text:p text:style-name="P15"/>
      <text:p text:style-name="P15"/>
      <text:p text:style-name="P18"><text:soft-page-break/>Nota: per fer l'examen cal desconnectar el cable de xarxa</text:p>
      <text:p text:style-name="P17"/>
      <text:p text:style-name="P17"><text:span text:style-name="T14">1. <text:s/></text:span><text:span text:style-name="T35">(1.5 punts) </text:span><text:span text:style-name="T13">Fes una funció anomenada </text:span><text:span text:style-name="T42">pintaAsterisc,</text:span><text:span text:style-name="T13"> que rebi per paràmetre un número sencer i pinti per pantalla tants asteriscs com el número.</text:span></text:p>
      <text:p text:style-name="P16"/>
      <text:p text:style-name="P16">Per exemple:</text:p>
      <text:p text:style-name="P20"/>
      <text:p text:style-name="P23">…..</text:p>
      <text:p text:style-name="P23">void main() {</text:p>
      <text:p text:style-name="P23"><text:tab/>pintaAsterisc(4);</text:p>
      <text:p text:style-name="P23"><text:tab/>pintaAsterisc(8);</text:p>
      <text:p text:style-name="P23">}</text:p>
      <text:p text:style-name="P28"/>
      <text:p text:style-name="P43">Sortida per pantalla:</text:p>
      <text:p text:style-name="P44"/>
      <text:p text:style-name="P44"><text:tab/>****</text:p>
      <text:p text:style-name="P44"><text:tab/>********</text:p>
      <text:p text:style-name="P33"/>
      <text:p text:style-name="P14"><text:span text:style-name="T11">2. </text:span><text:span text:style-name="T12">(1.5 punts) </text:span><text:span text:style-name="T11"><text:s/></text:span><text:span text:style-name="T8"><text:s/>Dissenya una funció </text:span><text:span text:style-name="T9">anomenada </text:span><text:span text:style-name="T10">aleatori,</text:span><text:span text:style-name="T9"> </text:span><text:span text:style-name="T8">que ens doni un número aleatori entre el 0 i el 36 inclosos</text:span></text:p>
      <text:p text:style-name="P12"/>
      <text:p text:style-name="P19">Exemple de codi que ens dona un número aleatori <text:span text:style-name="T39">entre 0 i 36</text:span>:</text:p>
      <text:p text:style-name="P22">int numero;</text:p>
      <text:p text:style-name="P22">int hora = time(NULL); <text:s/></text:p>
      <text:p text:style-name="P22">// <text:span text:style-name="T39">llavor</text:span> de rand(); <text:s/></text:p>
      <text:p text:style-name="P22">srand(hora); <text:s/></text:p>
      <text:p text:style-name="P22">numero = rand()% 37;</text:p>
      <text:p text:style-name="P12"/>
      <text:p text:style-name="P14"><text:span text:style-name="T11">3. </text:span><text:span text:style-name="T12">(1.5 punts) </text:span><text:span text:style-name="T11"><text:s/></text:span><text:span text:style-name="T8"><text:s/>Dissenya una funció </text:span><text:span text:style-name="T9">anomenada </text:span><text:span text:style-name="T10">tipusAposta</text:span><text:span text:style-name="T9"> </text:span><text:span text:style-name="T8">que demani a l'usuari quin tipus d'aposta vol fer i ens retorni els següents valors segons el que hagi escollit.</text:span></text:p>
      <text:p text:style-name="P12"/>
      <text:p text:style-name="P24">// Retorna -1: aposta per SENAR</text:p>
      <text:p text:style-name="P24">// Retorna <text:s/>-2: aposta per PARELL</text:p>
      <text:p text:style-name="P24">// Retorna un número entre 0 I 36 <text:s/>quan aposta per un número</text:p>
      <text:p text:style-name="P25"><text:span text:style-name="T15">// </text:span><text:span text:style-name="T19">Qualsevol altre valor no és vàlid</text:span></text:p>
      <text:p text:style-name="P24"/>
      <text:p text:style-name="P35"/>
      <text:p text:style-name="P35"/>
      <text:p text:style-name="P35"/>
      <text:p text:style-name="P40"><text:span text:style-name="T32">4. </text:span><text:span text:style-name="T34">(1.5 punts) </text:span><text:span text:style-name="T32"><text:s/></text:span><text:span text:style-name="T15"><text:s/>Dissenya una funció </text:span><text:span text:style-name="T20">anomenada </text:span><text:span text:style-name="T22">apostaPunts,</text:span><text:span text:style-name="T15"> que demani a l'usuari quants </text:span><text:span text:style-name="T20">punts</text:span><text:span text:style-name="T15"> vol apostar i els retorni.</text:span></text:p>
      <text:p text:style-name="P36"/>
      <text:p text:style-name="P30"><text:soft-page-break/>No pot apostar més punts dels que disposa.</text:p>
      <text:p text:style-name="P36"/>
      <text:p text:style-name="P35"/>
      <text:p text:style-name="P35"/>
      <text:p text:style-name="P35"/>
      <text:p text:style-name="P35"/>
      <text:p text:style-name="P35"/>
      <text:p text:style-name="P35"/>
      <text:p text:style-name="P40"><text:span text:style-name="T32">5. </text:span><text:span text:style-name="T34">(1.5 punts) </text:span><text:span text:style-name="T32"><text:s/></text:span><text:span text:style-name="T15"><text:s/>Dissenya una funció </text:span><text:span text:style-name="T20">anomenada </text:span><text:span text:style-name="T22">joc</text:span><text:span text:style-name="T20">, </text:span><text:span text:style-name="T15">que faci joc amb l'aposta:</text:span></text:p>
      <text:p text:style-name="P36"/>
      <text:p text:style-name="P36"><text:span text:style-name="T17">La funció h</text:span><text:span text:style-name="T15">a de rebre per paràmetre:</text:span></text:p>
      <text:p text:style-name="P26">- Quin tipus d'aposta farà.</text:p>
      <text:p text:style-name="P27"><text:span text:style-name="T15">- El saldo actual </text:span><text:span text:style-name="T18">de punts</text:span><text:span text:style-name="T15">.</text:span></text:p>
      <text:p text:style-name="P27"><text:span text:style-name="T15">- Quina quantitat de </text:span><text:span text:style-name="T18">punts</text:span><text:span text:style-name="T15"> aposta.</text:span></text:p>
      <text:p text:style-name="P36"/>
      <text:p text:style-name="P36"><text:span text:style-name="T16">La funció h</text:span><text:span text:style-name="T15">a de retornar el saldo </text:span><text:span text:style-name="T18">de punts </text:span><text:span text:style-name="T15">que ens queda, aplicant els guanys o les pèrdues.</text:span></text:p>
      <text:p text:style-name="P36"/>
      <text:p text:style-name="P36"><text:span text:style-name="T15">La funció ha de mostrar per pantalla quin ha sigut el número que ha sortit i si hem guanyat l'aposta <text:s/></text:span><text:span text:style-name="T17">(mostra el text entre 2 línies de 10 asteriscs).</text:span></text:p>
      <text:p text:style-name="P36"/>
      <text:p text:style-name="P35"><text:span text:style-name="T32">6. </text:span><text:span text:style-name="T34">(1.5 punts) </text:span><text:span text:style-name="T32"><text:s/></text:span><text:span text:style-name="T21"><text:s/></text:span><text:span text:style-name="T23">Dissenya el programa principal </text:span><text:span text:style-name="T30">(</text:span><text:span text:style-name="T22">main</text:span><text:span text:style-name="T30">) </text:span><text:span text:style-name="T23">per a que funcioni la “Ruleta” <text:s/></text:span><text:span text:style-name="T24">utilitzant les funcions que has programat.</text:span></text:p>
      <text:p text:style-name="P37"/>
      <text:p text:style-name="P41"><text:span text:style-name="T24">N</text:span><text:span text:style-name="T23">OTA: Abans de fer el programa principal comprova que les funcions van correctament</text:span></text:p>
      <text:p text:style-name="P41"/>
      <text:p text:style-name="P41"/>
      <text:p text:style-name="P38"/>
      <text:p text:style-name="P47"/>
      <text:p text:style-name="P39"/>
      <text:p text:style-name="P42"/>
      <text:p text:style-name="P42"/>
      <text:p text:style-name="P42">Fes aquest programa en un altre arxiu <text:span text:style-name="T38">casino2.c</text:span></text:p>
      <text:p text:style-name="P42"/>
      <text:p text:style-name="P42"/>
      <text:p text:style-name="P35"><text:span text:style-name="T33">7</text:span><text:span text:style-name="T32">. </text:span><text:span text:style-name="T34">(1 punt) </text:span><text:span text:style-name="T32"><text:s/></text:span><text:span text:style-name="T25">Millora el programa i fes les següents modificacions:</text:span></text:p>
      <text:p text:style-name="P39"/>
      <text:p text:style-name="P39"><text:span text:style-name="T25">- </text:span><text:span text:style-name="T26">Fes que l'usuari pugui afegir </text:span><text:span text:style-name="T31">punts</text:span><text:span text:style-name="T26"> al seu Saldo fent un </text:span><text:span text:style-name="T29">ingrés</text:span><text:span text:style-name="T26"> </text:span><text:span text:style-name="T27">de punts</text:span><text:span text:style-name="T26">.</text:span></text:p>
      <text:p text:style-name="P39"><text:span text:style-name="T26">- </text:span><text:span text:style-name="T28">Modifica el programa per a que surti del programa quan l'usuari desitgi o quan ting</text:span><text:span text:style-name="T29">ui</text:span><text:span text:style-name="T28"> 0 punts.</text:span></text:p>
      <text:p text:style-name="P31"/>
      <text:p text:style-name="P32"><text:s/></text:p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de" svg:font-family="Code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ca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Times New Roman" fo:font-family="'Times New Roman'" style:font-family-generic="roman" style:font-pitch="variable" fo:font-size="12pt" style:font-size-asian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Times New Roman" fo:font-family="'Times New Roman'" style:font-family-generic="roman" style:font-pitch="variable" fo:font-size="12pt" style:font-name-asian="Arial Unicode MS" style:font-family-asian="'Arial Unicode MS'" style:font-family-generic-asian="swiss" style:font-pitch-asian="variable" style:font-size-asian="12pt"/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o_20_comentario" style:display-name="Texto comentario" style:family="paragraph" style:parent-style-name="Standard">
      <style:text-properties fo:font-size="10pt" style:font-size-asian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independiente_20_2" style:display-name="Texto independiente 2" style:family="paragraph" style:parent-style-name="Standard">
      <style:paragraph-properties fo:margin-top="0.176cm" fo:margin-bottom="0.176cm" style:contextual-spacing="false" fo:text-align="justify" style:justify-single-word="false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bsatz-Standardschriftart" style:family="text"/>
    <style:style style:name="WW8Num3z0" style:family="text">
      <style:text-properties style:font-name="Wingdings" fo:font-family="Wingdings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3z1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4z0" style:family="text">
      <style:text-properties style:font-name="Wingdings" fo:font-family="Wingdings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4z1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4" style:family="table">
      <style:table-properties style:width="16.247cm" fo:margin-left="-0.191cm" table:align="left" style:writing-mode="lr-tb"/>
    </style:style>
    <style:style style:name="Tabla4.A" style:family="table-column">
      <style:table-column-properties style:column-width="6.692cm"/>
    </style:style>
    <style:style style:name="Tabla4.B" style:family="table-column">
      <style:table-column-properties style:column-width="6.75cm"/>
    </style:style>
    <style:style style:name="Tabla4.C" style:family="table-column">
      <style:table-column-properties style:column-width="2.805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4.A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M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fo:language="ca" fo:country="ES" style:font-size-asian="12pt"/>
    </style:style>
    <style:style style:name="MP2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fo:language="ca" fo:country="ES" fo:font-weight="bold" style:font-size-asian="12pt" style:font-weight-asian="bold"/>
    </style:style>
    <style:style style:name="MP3" style:family="paragraph" style:parent-style-name="Header">
      <style:text-properties fo:language="ca" fo:country="ES" officeooo:rsid="00134a3e" officeooo:paragraph-rsid="00134a3e"/>
    </style:style>
    <style:style style:name="MP4" style:family="paragraph" style:parent-style-name="Header">
      <style:paragraph-properties style:snap-to-layout-grid="false">
        <style:tab-stops/>
      </style:paragraph-properties>
      <style:text-properties fo:font-size="8pt" fo:language="ca" fo:country="ES" fo:font-style="italic" style:font-size-asian="8pt" style:font-style-asian="italic" style:font-size-complex="8pt"/>
    </style:style>
    <style:style style:name="M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6" style:family="paragraph" style:parent-style-name="Header">
      <style:paragraph-properties fo:text-align="end" style:justify-single-word="false" style:snap-to-layout-grid="false">
        <style:tab-stops/>
      </style:paragraph-properties>
      <style:text-properties fo:font-size="8pt" fo:language="ca" fo:country="ES" fo:font-style="italic" style:font-size-asian="8pt" style:font-style-asian="italic" style:font-size-complex="8pt"/>
    </style:style>
    <style:style style:name="MP7" style:family="paragraph" style:parent-style-name="Footnote">
      <style:text-properties fo:language="ca" fo:country="ES"/>
    </style:style>
    <style:style style:name="MP8" style:family="paragraph" style:parent-style-name="Standard">
      <style:text-properties fo:language="ca" fo:country="ES"/>
    </style:style>
    <style:style style:name="MT1" style:family="text">
      <style:text-properties officeooo:rsid="00106460"/>
    </style:style>
    <style:style style:name="MT2" style:family="text">
      <style:text-properties officeooo:rsid="0019c0fd"/>
    </style:style>
    <style:style style:name="MT3" style:family="text">
      <style:text-properties fo:font-size="8pt" fo:language="ca" fo:country="ES" fo:font-style="italic" style:font-size-asian="8pt" style:font-style-asian="italic" style:font-size-complex="8pt"/>
    </style:style>
    <style:style style:name="Mfr1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1.268cm, 2.307cm, 0.958cm, 1.427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3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cm" fo:margin-left="0cm" fo:margin-right="0cm" fo:margin-bottom="2.902cm" style:dynamic-spacing="true"/>
      </style:header-style>
      <style:footer-style>
        <style:header-footer-properties fo:min-height="0.7cm" fo:margin-left="0cm" fo:margin-right="0cm" fo:margin-top="0.6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4.001cm" fo:margin-bottom="1.7cm" fo:margin-left="3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char" svg:x="2.05cm" svg:y="0.951cm" svg:width="0.713cm" svg:height="0.818cm" draw:z-index="2"><draw:image xlink:href="Pictures/10000200000001DC00000227954EB930.png" xlink:type="simple" xlink:show="embed" xlink:actuate="onLoad"/></draw:frame><draw:frame draw:style-name="Mfr2" draw:name="gráficos2" text:anchor-type="char" svg:x="14.288cm" svg:y="-0.041cm" svg:width="1.448cm" svg:height="1.588cm" draw:z-index="5"><draw:image xlink:href="Pictures/10000000000002B1000002A75E08E963.jpg" xlink:type="simple" xlink:show="embed" xlink:actuate="onLoad"/><draw:contour-polygon svg:width="18.529cm" svg:height="17.688cm" svg:viewBox="0 0 18529 17688" draw:points="-302,0 -302,17688 18227,17688 18227,0" draw:recreate-on-edit="false"/></draw:frame>Generalitat de Catalunya</text:p>
        <text:p text:style-name="MP1">Departament d’Ensenyament</text:p>
        <text:p text:style-name="MP2">Institut d’Educació Secundària <text:s/>Provençana</text:p>
        <text:p text:style-name="MP3"/>
      </style:header>
      <style:footer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office:value-type="string">
              <text:p text:style-name="MP4">CF<text:span text:style-name="MT1">GS</text:span> <text:span text:style-name="MT1">Admin. Sistem. Infor i xar.</text:span></text:p>
            </table:table-cell>
            <table:table-cell table:style-name="Tabla4.A1" office:value-type="string">
              <text:p text:style-name="MP4">Examen UF<text:span text:style-name="MT2">2</text:span>. </text:p>
            </table:table-cell>
            <table:table-cell table:style-name="Tabla4.A1" office:value-type="string">
              <text:p text:style-name="MP5"><text:span text:style-name="MT3">Pàg. </text:span><text:span text:style-name="Page_20_Number"><text:span text:style-name="MT3"><text:page-number text:select-page="current">3</text:page-number></text:span></text:span><text:span text:style-name="Page_20_Number"><text:span text:style-name="MT3"> de </text:span></text:span><text:span text:style-name="Page_20_Number"><text:span text:style-name="MT3"><text:page-count style:num-format="1">3</text:page-count></text:span></text:span></text:p>
            </table:table-cell>
          </table:table-row>
          <table:table-row table:style-name="Tabla4.1">
            <table:table-cell table:style-name="Tabla4.A2" office:value-type="string">
              <text:p text:style-name="MP4">MP-0<text:span text:style-name="MT1">3</text:span> <text:s/><text:span text:style-name="MT1">Programació bàsica</text:span></text:p>
            </table:table-cell>
            <table:table-cell table:style-name="Tabla4.A2" office:value-type="string">
              <text:p text:style-name="MP4">Professor: <text:span text:style-name="MT1">Albert Mallada , Juan Barrantes</text:span></text:p>
            </table:table-cell>
            <table:table-cell table:style-name="Tabla4.A2" office:value-type="string">
              <text:p text:style-name="MP6"><text:span text:style-name="MT2">Desembre </text:span>201<text:span text:style-name="MT1">4</text:span></text:p>
            </table:table-cell>
          </table:table-row>
        </table:table>
        <text:p text:style-name="MP7"/>
      </style:footer>
    </style:master-page>
    <style:master-page style:name="First_20_Page" style:display-name="First Page" style:page-layout-name="Mpm2" style:next-style-name="Standard">
      <style:header>
        <text:p text:style-name="MP8"/>
      </style:header>
      <style:footer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tilla carta</dc:title>
    <meta:initial-creator>Secretaria</meta:initial-creator>
    <meta:creation-date>2009-10-21T00:16:00</meta:creation-date>
    <dc:date>2015-03-03T08:35:54.565000000</dc:date>
    <meta:print-date>2009-10-16T11:22:00</meta:print-date>
    <meta:editing-cycles>44</meta:editing-cycles>
    <meta:editing-duration>PT3H3M27S</meta:editing-duration>
    <meta:generator>LibreOffice/4.2.5.2$Windows_x86 LibreOffice_project/61cb170a04bb1f12e77c884eab9192be736ec5f5</meta:generator>
    <meta:document-statistic meta:table-count="2" meta:image-count="2" meta:object-count="0" meta:page-count="3" meta:paragraph-count="81" meta:word-count="578" meta:character-count="3174" meta:non-whitespace-character-count="2640"/>
    <meta:user-defined meta:name="Información 1"/>
    <meta:user-defined meta:name="Información 2"/>
    <meta:user-defined meta:name="Información 3"/>
    <meta:user-defined meta:name="Información 4"/>
  </office:meta>
</office:document-meta>
</file>